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5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48cm"/>
    </style:style>
    <style:style style:name="gr5" style:family="graphic" style:parent-style-name="objectwithoutfill">
      <style:graphic-properties svg:stroke-width="0.051cm" draw:marker-start-width="0.457cm" draw:marker-end="Arrow" draw:marker-end-width="0.33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152cm" draw:marker-end="Arrow" draw:marker-end-width="0.33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52cm"/>
    </style:style>
    <style:style style:name="gr8" style:family="graphic" style:parent-style-name="objectwithoutfill">
      <style:graphic-properties svg:stroke-width="0.051cm" draw:marker-start-width="0.152cm" draw:marker-end="Arrow" draw:marker-end-width="0.152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09cm"/>
    </style:style>
    <style:style style:name="gr10" style:family="graphic" style:parent-style-name="objectwithoutfill">
      <style:graphic-properties svg:stroke-width="0.051cm" draw:marker-start-width="0.115cm" draw:marker-end="Arrow" draw:marker-end-width="0.33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="Arrow" draw:marker-start-width="0.33cm" draw:marker-end="Arrow" draw:marker-end-width="0.33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81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paragraph-properties fo:text-align="center"/>
      <style:text-properties fo:font-size="14pt" style:text-underline-style="none" style:font-size-asian="14pt" style:font-size-complex="14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99cm" svg:height="1.916cm" svg:x="11.1cm" svg:y="2.6cm">
          <draw:text-box>
            <text:p text:style-name="P1"><text:span text:style-name="T1">project files</text:span></text:p>
            <text:p text:style-name="P1"><text:span text:style-name="T1">meshes</text:span></text:p>
            <text:p text:style-name="P1"><text:span text:style-name="T1">connectivity matrices</text:span></text:p>
          </draw:text-box>
        </draw:frame>
        <draw:frame draw:style-name="gr2" draw:text-style-name="P4" draw:layer="layout" svg:width="2.238cm" svg:height="0.806cm" svg:x="11.1cm" svg:y="8.013cm">
          <draw:text-box>
            <text:p text:style-name="P3"><text:span text:style-name="T1">meshes</text:span></text:p>
          </draw:text-box>
        </draw:frame>
        <draw:custom-shape draw:style-name="gr3" draw:text-style-name="P3" xml:id="id1" draw:id="id1" draw:layer="layout" svg:width="7cm" svg:height="2.5cm" svg:x="7.5cm" svg:y="5.3cm">
          <text:p text:style-name="P3">ProjectIO</text:p>
          <text:p text:style-name="P3">ConnectivityMatrixIO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548cm" svg:height="1.361cm" svg:x="1.08cm" svg:y="5.037cm">
          <draw:text-box>
            <text:p text:style-name="P1"><text:span text:style-name="T1">neuron parameters</text:span></text:p>
            <text:p text:style-name="P1"><text:span text:style-name="T1">connection parameters</text:span></text:p>
          </draw:text-box>
        </draw:frame>
        <draw:custom-shape draw:style-name="gr3" draw:text-style-name="P3" xml:id="id2" draw:id="id2" draw:layer="layout" svg:width="4.5cm" svg:height="1.5cm" svg:x="0.4cm" svg:y="9.3cm">
          <text:p text:style-name="P3">Brai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5cm" svg:y1="6.55cm" svg:x2="2.65cm" svg:y2="9.3cm" draw:start-shape="id1" draw:start-glue-point="3" draw:end-shape="id2" draw:end-glue-point="0" svg:d="M7500 6550h-4850v2750">
          <text:p/>
        </draw:connector>
        <draw:custom-shape draw:style-name="gr3" draw:text-style-name="P3" xml:id="id3" draw:id="id3" draw:layer="layout" svg:width="4.749cm" svg:height="1.5cm" svg:x="8.622cm" svg:y="9.3cm">
          <text:p text:style-name="P3">DataContai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1cm" svg:y1="7.8cm" svg:x2="10.996cm" svg:y2="9.3cm" draw:start-shape="id1" draw:start-glue-point="2" draw:end-shape="id3" draw:end-glue-point="0" svg:d="M11000 7800l-4 1500">
          <text:p/>
        </draw:connector>
        <draw:connector draw:style-name="gr6" draw:text-style-name="P3" draw:layer="layout" draw:type="line" svg:x1="4.9cm" svg:y1="10.05cm" svg:x2="8.622cm" svg:y2="10.05cm" draw:start-shape="id2" draw:start-glue-point="1" draw:end-shape="id3" draw:end-glue-point="3" svg:d="M4900 10050h3722">
          <text:p/>
        </draw:connector>
        <draw:frame draw:style-name="gr7" draw:text-style-name="P2" draw:layer="layout" svg:width="3.152cm" svg:height="1.361cm" svg:x="5cm" svg:y="8.4cm">
          <draw:text-box>
            <text:p text:style-name="P1"><text:span text:style-name="T1">neurons</text:span></text:p>
            <text:p text:style-name="P1"><text:span text:style-name="T1">connections</text:span></text:p>
          </draw:text-box>
        </draw:frame>
        <draw:custom-shape draw:style-name="gr3" draw:text-style-name="P3" xml:id="id4" draw:id="id4" draw:layer="layout" svg:width="4.749cm" svg:height="2.4cm" svg:x="8.622cm" svg:y="12.5cm">
          <text:p text:style-name="P3"/>
          <text:p text:style-name="P3">DataPanel</text:p>
          <text:p text:style-name="P3">PropsPan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.996cm" svg:y1="12.5cm" svg:x2="10.996cm" svg:y2="10.8cm" draw:start-shape="id4" draw:start-glue-point="0" draw:end-shape="id3" draw:end-glue-point="2" svg:d="M10996 12500v-1700">
          <text:p/>
        </draw:connector>
        <draw:connector draw:style-name="gr8" draw:text-style-name="P3" draw:layer="layout" draw:line-skew="0.485cm" svg:x1="2.65cm" svg:y1="10.8cm" svg:x2="10.996cm" svg:y2="10.8cm" draw:start-shape="id2" draw:start-glue-point="2" draw:end-shape="id3" draw:end-glue-point="2" svg:d="M2650 10800v986h8346v-986">
          <text:p/>
        </draw:connector>
        <draw:frame draw:style-name="gr9" draw:text-style-name="P5" draw:layer="layout" svg:width="2.509cm" svg:height="0.806cm" svg:x="5.2cm" svg:y="11.9cm">
          <draw:text-box>
            <text:p text:style-name="P3"><text:span text:style-name="T2">observes</text:span></text:p>
          </draw:text-box>
        </draw:frame>
        <draw:frame draw:style-name="gr9" draw:text-style-name="P5" draw:layer="layout" svg:width="2.509cm" svg:height="0.806cm" svg:x="11.101cm" svg:y="11.6cm">
          <draw:text-box>
            <text:p text:style-name="P3"><text:span text:style-name="T2">observes</text:span></text:p>
          </draw:text-box>
        </draw:frame>
        <draw:custom-shape draw:style-name="gr3" draw:text-style-name="P3" xml:id="id6" draw:id="id6" draw:layer="layout" svg:width="4.749cm" svg:height="1.022cm" svg:x="14.822cm" svg:y="13.878cm">
          <text:p text:style-name="P3">Vtk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.749cm" svg:height="1cm" svg:x="14.822cm" svg:y="11.3cm"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svg:x1="17.196cm" svg:y1="11.3cm" svg:x2="13.371cm" svg:y2="10.05cm" draw:start-shape="id5" draw:start-glue-point="0" draw:end-shape="id3" draw:end-glue-point="1" svg:d="M17196 11300v-1250h-3825">
          <text:p/>
        </draw:connector>
        <draw:connector draw:style-name="gr11" draw:text-style-name="P3" draw:layer="layout" svg:x1="17.196cm" svg:y1="13.878cm" svg:x2="17.196cm" svg:y2="12.3cm" draw:start-shape="id6" draw:start-glue-point="0" draw:end-shape="id5" draw:end-glue-point="2" svg:d="M17196 13878v-1578">
          <text:p/>
        </draw:connector>
        <draw:frame draw:style-name="gr9" draw:text-style-name="P5" draw:layer="layout" svg:width="2.509cm" svg:height="0.806cm" svg:x="14.991cm" svg:y="9.194cm">
          <draw:text-box>
            <text:p text:style-name="P3"><text:span text:style-name="T2">observes</text:span></text:p>
          </draw:text-box>
        </draw:frame>
        <draw:frame draw:style-name="gr12" draw:text-style-name="P5" draw:layer="layout" svg:width="2.382cm" svg:height="1.361cm" svg:x="17.268cm" svg:y="12.5cm">
          <draw:text-box>
            <text:p text:style-name="P3"><text:span text:style-name="T2">interacts</text:span></text:p>
            <text:p text:style-name="P3"><text:span text:style-name="T2">with</text:span></text:p>
          </draw:text-box>
        </draw:frame>
        <draw:connector draw:style-name="gr5" draw:text-style-name="P3" draw:layer="layout" draw:type="line" svg:x1="10.994cm" svg:y1="2.661cm" svg:x2="11cm" svg:y2="5.3cm" draw:end-shape="id1" draw:end-glue-point="0" svg:d="M10994 2661l6 2639">
          <text:p/>
        </draw:connector>
        <draw:frame draw:style-name="gr13" draw:text-style-name="P6" draw:layer="layout" svg:width="1.315cm" svg:height="0.759cm" svg:x="8.507cm" svg:y="12.417cm">
          <draw:text-box>
            <text:p><text:span text:style-name="T3">GU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M46S</meta:editing-duration>
    <meta:editing-cycles>22</meta:editing-cycles>
    <meta:generator>OpenOffice/4.1.3$Win32 OpenOffice.org_project/413m1$Build-9783</meta:generator>
    <dc:date>2017-06-28T23:24:06.28</dc:date>
    <meta:document-statistic meta:object-count="23"/>
  </office:meta>
</office:document-meta>
</file>